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54414" officeooo:paragraph-rsid="00154414"/>
    </style:style>
    <style:style style:name="P2" style:family="paragraph" style:parent-style-name="Standard">
      <style:text-properties officeooo:rsid="00154414" officeooo:paragraph-rsid="001d27d0"/>
    </style:style>
    <style:style style:name="P3" style:family="paragraph" style:parent-style-name="Standard">
      <style:text-properties officeooo:rsid="00154414" officeooo:paragraph-rsid="001e50c1"/>
    </style:style>
    <style:style style:name="T1" style:family="text">
      <style:text-properties officeooo:rsid="0016a7d1"/>
    </style:style>
    <style:style style:name="T2" style:family="text">
      <style:text-properties officeooo:rsid="00183d06"/>
    </style:style>
    <style:style style:name="T3" style:family="text">
      <style:text-properties officeooo:rsid="001ba523"/>
    </style:style>
    <style:style style:name="T4" style:family="text">
      <style:text-properties officeooo:rsid="00201c76"/>
    </style:style>
    <style:style style:name="T5" style:family="text">
      <style:text-properties officeooo:rsid="0021fa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ckground</text:p>
      <text:p text:style-name="P1"/>
      <text:p text:style-name="P3"><text:span text:style-name="T1">Epidermal growth factor receptor (EGFR) is a cell surface receptor tyrosine kinase that binds epidermal <text:s/>growth factor (EGF). It partitions between monomeric (one binding site) and dimeric (two binding sites) forms depending on its concentration in the cell membrane and the presence of EGF [ref]. <text:s/></text:span>Equilibrium binding experiments of <text:span text:style-name="T2">EGF and</text:span> <text:span text:style-name="T1">EGFR give</text:span> rise to nonlinear Scatchard plots<text:span text:style-name="T2"> </text:span>suggest<text:span text:style-name="T3">ing </text:span>the presence of heterogenous binding sites or cooperativity or both [ref]. <text:span text:style-name="T5">Probing those mechanisms is critical given the role of aberrant EGFR signaling in many cancers, and enhanced understanding w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6T18:03:59.849828000</meta:creation-date>
    <dc:date>2016-03-06T20:42:58.823891000</dc:date>
    <meta:editing-duration>PT43M25S</meta:editing-duration>
    <meta:editing-cycles>6</meta:editing-cycles>
    <meta:generator>LibreOffice/5.1.0.3$MacOSX_X86_64 LibreOffice_project/5e3e00a007d9b3b6efb6797a8b8e57b51ab1f737</meta:generator>
    <meta:document-statistic meta:table-count="0" meta:image-count="0" meta:object-count="0" meta:page-count="1" meta:paragraph-count="2" meta:word-count="90" meta:character-count="606" meta:non-whitespace-character-count="516"/>
  </office:meta>
</office:document-meta>
</file>